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3">
          <table:table-cell office:value-type="string">
            <text:p>V_Zeta_0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Zeta_0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Zeta_05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Zeta_06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5/01/2015</text:date>, <text:time>18:1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1T18:16:40.02</dc:date>
    <dc:creator>Wister </dc:creator>
    <meta:editing-duration>PT1H39M20S</meta:editing-duration>
    <meta:editing-cycles>46</meta:editing-cycles>
    <meta:document-statistic meta:table-count="1" meta:cell-count="517" meta:object-count="0"/>
  </office:meta>
</office:document-meta>
</file>